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8.235cm" fo:margin-left="-1.494cm" fo:margin-right="-0.24cm" table:align="margins"/>
    </style:style>
    <style:style style:name="Таблица1.A" style:family="table-column">
      <style:table-column-properties style:column-width="4.558cm" style:rel-column-width="16383*"/>
    </style:style>
    <style:style style:name="Таблица1.B" style:family="table-column">
      <style:table-column-properties style:column-width="1.383cm" style:rel-column-width="4973*"/>
    </style:style>
    <style:style style:name="Таблица1.C" style:family="table-column">
      <style:table-column-properties style:column-width="3.175cm" style:rel-column-width="11410*"/>
    </style:style>
    <style:style style:name="Таблица1.E" style:family="table-column">
      <style:table-column-properties style:column-width="4.56cm" style:rel-column-width="16386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971cm" fo:margin-left="-1.475cm" fo:margin-right="0.005cm" table:align="margins"/>
    </style:style>
    <style:style style:name="Таблица2.A" style:family="table-column">
      <style:table-column-properties style:column-width="5.5cm" style:rel-column-width="20056*"/>
    </style:style>
    <style:style style:name="Таблица2.B" style:family="table-column">
      <style:table-column-properties style:column-width="0.728cm" style:rel-column-width="2656*"/>
    </style:style>
    <style:style style:name="Таблица2.D" style:family="table-column">
      <style:table-column-properties style:column-width="0.743cm" style:rel-column-width="2708*"/>
    </style:style>
    <style:style style:name="Таблица2.E" style:family="table-column">
      <style:table-column-properties style:column-width="5.5cm" style:rel-column-width="20059*"/>
    </style:style>
    <style:style style:name="Таблица2.A1" style:family="table-cell">
      <style:table-cell-properties fo:padding="0.097cm" fo:border="none"/>
    </style:style>
    <style:style style:name="Таблица2.A2" style:family="table-cell">
      <style:table-cell-properties fo:padding="0.097cm" fo:border-left="none" fo:border-right="none" fo:border-top="none" fo:border-bottom="0.002cm solid #000000"/>
    </style:style>
    <style:style style:name="Таблица2.D5" style:family="table-cell">
      <style:table-cell-properties fo:padding="0.097cm" fo:border="0.002cm solid #000000"/>
    </style:style>
    <style:style style:name="P1" style:family="paragraph" style:parent-style-name="Table_20_Contents">
      <style:text-properties fo:font-size="11pt" fo:language="ru" fo:country="RU" style:font-size-asian="11pt" style:font-size-complex="11pt"/>
    </style:style>
    <style:style style:name="P2" style:family="paragraph" style:parent-style-name="Table_20_Contents">
      <style:text-properties fo:font-size="11pt" fo:language="ru" fo:country="RU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text-properties fo:font-size="11pt" fo:language="en" fo:country="US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fo:font-size="11pt" fo:language="en" fo:country="US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6" style:family="paragraph" style:parent-style-name="Table_20_Contents">
      <style:text-properties style:font-name="Times New Roman" fo:font-size="11pt" style:font-size-asian="11pt" style:font-size-complex="11pt"/>
    </style:style>
    <style:style style:name="P7" style:family="paragraph" style:parent-style-name="Table_20_Contents">
      <style:text-properties style:font-name="Times New Roman" fo:font-size="11pt" fo:language="ru" fo:country="RU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text-properties fo:color="#000000" fo:font-size="11pt" fo:language="ru" fo:country="RU" style:font-size-asian="11pt" style:font-size-complex="11pt"/>
    </style:style>
    <style:style style:name="P9" style:family="paragraph" style:parent-style-name="Table_20_Contents">
      <style:text-properties fo:color="#000000" style:font-name="Times New Roman" fo:font-size="11pt" style:text-underline-style="none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fo:font-size="7pt" fo:language="ru" fo:country="RU" style:font-size-asian="7pt" style:font-size-complex="7pt"/>
    </style:style>
    <style:style style:name="P12" style:family="paragraph" style:parent-style-name="Table_20_Contents">
      <style:text-properties fo:color="#0047ff" fo:font-size="11pt" fo:language="ru" fo:country="RU" style:font-size-asian="11pt" style:font-size-complex="11pt"/>
    </style:style>
    <style:style style:name="P13" style:family="paragraph" style:parent-style-name="Table_20_Contents">
      <style:text-properties fo:color="#0047ff" fo:font-size="11pt" fo:language="ru" fo:country="RU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fo:color="#0047ff" style:font-name="Times New Roman" fo:font-size="11pt" fo:language="ru" fo:country="RU" style:font-size-asian="11pt" style:font-size-complex="11pt"/>
    </style:style>
    <style:style style:name="P15" style:family="paragraph" style:parent-style-name="Table_20_Contents">
      <style:text-properties fo:color="#0047ff" style:font-name="Times New Roman" fo:font-size="11pt" fo:language="ru" fo:country="RU" style:text-underline-style="solid" style:text-underline-width="auto" style:text-underline-color="font-color" style:font-size-asian="11pt" style:font-size-complex="11pt"/>
    </style:style>
    <style:style style:name="P16" style:family="paragraph" style:parent-style-name="Text_20_body">
      <style:paragraph-properties fo:margin-top="0cm" fo:margin-bottom="0cm"/>
      <style:text-properties style:font-name="Times New Roman" fo:font-size="11pt" style:font-size-asian="11pt" style:font-size-complex="11pt"/>
    </style:style>
    <style:style style:name="P17" style:family="paragraph" style:parent-style-name="Text_20_body">
      <style:paragraph-properties fo:margin-top="0cm" fo:margin-bottom="0cm" fo:line-height="115%"/>
      <style:text-properties style:font-name="Times New Roman" fo:font-size="11pt" style:font-size-asian="11pt" style:font-size-complex="11pt"/>
    </style:style>
    <style:style style:name="P18" style:family="paragraph" style:parent-style-name="Text_20_body">
      <style:paragraph-properties fo:margin-top="0cm" fo:margin-bottom="0cm"/>
      <style:text-properties fo:font-size="11pt" style:font-size-asian="11pt" style:font-size-complex="11pt"/>
    </style:style>
    <style:style style:name="P19" style:family="paragraph" style:parent-style-name="Text_20_body">
      <style:paragraph-properties fo:margin-top="0cm" fo:margin-bottom="0cm"/>
      <style:text-properties fo:font-size="11pt" fo:language="en" fo:country="US" style:font-size-asian="11pt" style:font-size-complex="11pt"/>
    </style:style>
    <style:style style:name="P20" style:family="paragraph" style:parent-style-name="Text_20_body">
      <style:paragraph-properties fo:margin-top="0cm" fo:margin-bottom="0cm" fo:line-height="100%"/>
      <style:text-properties fo:color="#0047ff" style:font-name="Times New Roman" fo:font-size="11pt" fo:language="ru" fo:country="RU" style:font-size-asian="11pt" style:font-size-complex="11pt"/>
    </style:style>
    <style:style style:name="P21" style:family="paragraph" style:parent-style-name="Text_20_body">
      <style:paragraph-properties fo:margin-top="0cm" fo:margin-bottom="0cm" fo:line-height="100%"/>
    </style:style>
    <style:style style:name="P22" style:family="paragraph" style:parent-style-name="Table_20_Contents">
      <style:paragraph-properties fo:margin-top="0cm" fo:margin-bottom="0cm" fo:line-height="100%"/>
      <style:text-properties fo:color="#0047ff" fo:font-size="11pt" style:font-size-asian="11pt" style:font-size-complex="11pt"/>
    </style:style>
    <style:style style:name="P23" style:family="paragraph" style:parent-style-name="Standard">
      <style:paragraph-properties fo:line-height="115%"/>
      <style:text-properties style:font-name="Times New Roman" fo:font-size="11pt" style:font-size-asian="11pt" style:font-size-complex="11pt"/>
    </style:style>
    <style:style style:name="P24" style:family="paragraph" style:parent-style-name="Standard">
      <style:text-properties fo:font-size="11pt" fo:language="en" fo:country="US" style:font-size-asian="11pt" style:font-size-complex="11pt"/>
    </style:style>
    <style:style style:name="P25" style:family="paragraph" style:parent-style-name="Standard">
      <style:text-properties fo:font-size="11pt" fo:language="ru" fo:country="RU" style:font-size-asian="11pt" style:font-size-complex="11pt"/>
    </style:style>
    <style:style style:name="P26" style:family="paragraph" style:parent-style-name="Standard">
      <style:text-properties fo:language="en" fo:country="US"/>
    </style:style>
    <style:style style:name="P27" style:family="paragraph" style:parent-style-name="Standard">
      <style:text-properties fo:language="ru" fo:country="RU"/>
    </style:style>
    <style:style style:name="P28" style:family="paragraph" style:parent-style-name="Standard">
      <style:paragraph-properties fo:line-height="100%"/>
      <style:text-properties fo:color="#0047ff" style:font-name="Times New Roman" fo:font-size="11pt" fo:language="en" fo:country="US" style:font-size-asian="11pt" style:font-size-complex="11pt"/>
    </style:style>
    <style:style style:name="P29" style:family="paragraph" style:parent-style-name="Standard">
      <style:paragraph-properties fo:line-height="115%"/>
      <style:text-properties fo:color="#0047ff" style:font-name="Times New Roman" fo:font-size="11pt" fo:language="en" fo:country="US" style:font-size-asian="11pt" style:font-size-complex="11pt"/>
    </style:style>
    <style:style style:name="P30" style:family="paragraph" style:parent-style-name="Text_20_body">
      <style:paragraph-properties fo:text-align="center" style:justify-single-word="false"/>
      <style:text-properties fo:font-weight="bold"/>
    </style:style>
    <style:style style:name="P31" style:family="paragraph" style:parent-style-name="Text_20_body">
      <style:paragraph-properties fo:margin-left="0.005cm" fo:margin-right="0.005cm" fo:margin-top="0cm" fo:margin-bottom="0cm" fo:text-indent="0.021cm" style:auto-text-indent="false">
        <style:tab-stops/>
      </style:paragraph-properties>
      <style:text-properties style:font-name="Times New Roman" fo:font-size="11pt" fo:language="ru" fo:country="RU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Text_20_body">
      <style:paragraph-properties fo:margin-left="0.005cm" fo:margin-right="0.005cm" fo:margin-top="0cm" fo:margin-bottom="0cm" fo:line-height="115%" fo:text-indent="0.021cm" style:auto-text-indent="false">
        <style:tab-stops/>
      </style:paragraph-properties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ff0000" fo:language="en" fo:country="US"/>
    </style:style>
    <style:style style:name="T4" style:family="text">
      <style:text-properties fo:color="#000000" fo:language="en" fo:country="US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variant="normal" fo:text-transform="none" fo:color="#0047ff" style:font-name="Times New Roman" fo:font-size="11pt" fo:letter-spacing="normal" fo:font-style="normal" fo:font-weight="normal" style:font-size-asian="11pt" style:font-size-complex="11pt"/>
    </style:style>
    <style:style style:name="T7" style:family="text">
      <style:text-properties fo:color="#0047ff" style:font-name="Times New Roman" fo:font-size="11pt" fo:language="en" fo:country="US" style:font-size-asian="11pt" style:font-size-complex="11pt"/>
    </style:style>
    <style:style style:name="T8" style:family="text">
      <style:text-properties style:font-name="Times New Roman" fo:language="ru" fo:country="RU" fo:font-style="normal" style:font-style-asian="normal" style:font-style-complex="normal"/>
    </style:style>
    <style:style style:name="T9" style:family="text">
      <style:text-properties style:font-name="Times New Roman" fo:language="en" fo:country="US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Заявление на открытие аккредитива № <text:span text:style-name="T1">{$num_acredit}</text:span> от <text:span text:style-name="T1">{$date_acredit}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A"/>
        <table:table-column table:style-name="Таблица1.E"/>
        <table:table-row>
          <table:table-cell table:style-name="Таблица1.A1" office:value-type="string">
            <text:p text:style-name="P1">Аккредитив №</text:p>
          </table:table-cell>
          <table:table-cell table:style-name="Таблица1.A1" table:number-columns-spanned="2" office:value-type="string">
            <text:p text:style-name="P3">{$num_acredit}</text:p>
          </table:table-cell>
          <table:covered-table-cell/>
          <table:table-cell table:style-name="Таблица1.A1" office:value-type="string">
            <text:p text:style-name="P1">Дата аккредитива</text:p>
          </table:table-cell>
          <table:table-cell table:style-name="Таблица1.E1" office:value-type="string">
            <text:p text:style-name="P3">{$date_acredit}</text:p>
          </table:table-cell>
        </table:table-row>
        <table:table-row>
          <table:table-cell table:style-name="Таблица1.A2" table:number-columns-spanned="2" office:value-type="string">
            <text:p text:style-name="P1">Сумма аккредитива</text:p>
          </table:table-cell>
          <table:covered-table-cell/>
          <table:table-cell table:style-name="Таблица1.C2" table:number-columns-spanned="3" office:value-type="string">
            <text:p text:style-name="P3">{$sum}</text:p>
          </table:table-cell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1">Сумма прописью</text:p>
          </table:table-cell>
          <table:covered-table-cell/>
          <table:table-cell table:style-name="Таблица1.C2" table:number-columns-spanned="3" office:value-type="string">
            <text:p text:style-name="P3">{$sum_str}</text:p>
          </table:table-cell>
          <table:covered-table-cell/>
          <table:covered-table-cell/>
        </table:table-row>
        <table:table-row>
          <table:table-cell table:style-name="Таблица1.C2" table:number-columns-spanned="5" office:value-type="string">
            <text:p text:style-name="P2">1. Плательщик (Заказчик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1">Наименование</text:p>
            <text:p text:style-name="P1">Реквизиты зависят от </text:p>
            <text:p text:style-name="P1"><text:span text:style-name="T1">c</text:span>пособа оплаты</text:p>
          </table:table-cell>
          <table:covered-table-cell/>
          <table:table-cell table:style-name="Таблица1.C2" table:number-columns-spanned="3" office:value-type="string">
            <text:p text:style-name="P3">{$efio}</text:p>
            <text:p text:style-name="P3">{$emp_payment_method_name}</text:p>
            <text:p text:style-name="P3">{$emp_reqv_payment}</text:p>
          </table:table-cell>
          <table:covered-table-cell/>
          <table:covered-table-cell/>
        </table:table-row>
        <table:table-row>
          <table:table-cell table:style-name="Таблица1.C2" table:number-columns-spanned="5" office:value-type="string">
            <text:p text:style-name="P2">2. Банк-эмитент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1">Наименование банка</text:p>
            <text:p text:style-name="P1">БИК</text:p>
            <text:p text:style-name="P1">Корсчет</text:p>
          </table:table-cell>
          <table:covered-table-cell/>
          <table:table-cell table:style-name="Таблица1.C2" table:number-columns-spanned="3" office:value-type="string">
            <text:p text:style-name="P16">ОАО «ПСКБ» г. Санкт-Петербург</text:p>
            <text:p text:style-name="P16">044030852</text:p>
            <text:p text:style-name="P17">30101810000000000852 </text:p>
          </table:table-cell>
          <table:covered-table-cell/>
          <table:covered-table-cell/>
        </table:table-row>
        <table:table-row>
          <table:table-cell table:style-name="Таблица1.C2" table:number-columns-spanned="5" office:value-type="string">
            <text:p text:style-name="P2">3. Получатель (Исполнитель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1">Наименование</text:p>
            <text:p text:style-name="P1">Реквизиты зависят от </text:p>
            <text:p text:style-name="P1"><text:span text:style-name="T1">c</text:span>пособа оплаты</text:p>
          </table:table-cell>
          <table:covered-table-cell/>
          <table:table-cell table:style-name="Таблица1.C2" table:number-columns-spanned="3" office:value-type="string">
            <text:p text:style-name="P3">{$ffio}</text:p>
            <text:p text:style-name="P3">{$frl_payment_method_name}</text:p>
            <text:p text:style-name="P3">{$frl_reqv_payment}</text:p>
          </table:table-cell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1">Дополнительные реквизиты</text:p>
          </table:table-cell>
          <table:covered-table-cell/>
          <table:table-cell table:style-name="Таблица1.C2" table:number-columns-spanned="3" office:value-type="string">
            <text:p text:style-name="P18">Веб-кошелек ПСКБ</text:p>
            <text:p text:style-name="P19">{$frl_phone}</text:p>
          </table:table-cell>
          <table:covered-table-cell/>
          <table:covered-table-cell/>
        </table:table-row>
        <table:table-row>
          <table:table-cell table:style-name="Таблица1.C2" table:number-columns-spanned="5" office:value-type="string">
            <text:p text:style-name="P2">4. Исполняющий банк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1">Наименование банка</text:p>
            <text:p text:style-name="P1">БИК</text:p>
            <text:p text:style-name="P1">Корсчет</text:p>
          </table:table-cell>
          <table:covered-table-cell/>
          <table:table-cell table:style-name="Таблица1.C2" table:number-columns-spanned="3" office:value-type="string">
            <text:p text:style-name="P16">ОАО «ПСКБ» г. Санкт-Петербург</text:p>
            <text:p text:style-name="P16">044030852</text:p>
            <text:p text:style-name="P17">30101810000000000852 </text:p>
          </table:table-cell>
          <table:covered-table-cell/>
          <table:covered-table-cell/>
        </table:table-row>
        <table:table-row>
          <table:table-cell table:style-name="Таблица1.C2" table:number-columns-spanned="5" office:value-type="string">
            <text:p text:style-name="P7">5. Параметры аккредитив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1">Вид аккредитива</text:p>
          </table:table-cell>
          <table:covered-table-cell/>
          <table:table-cell table:style-name="Таблица1.C2" table:number-columns-spanned="3" office:value-type="string">
            <text:p text:style-name="P6">безотзывный; покрытый (депонированный) </text:p>
          </table:table-cell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8">Срок действия аккредитива</text:p>
          </table:table-cell>
          <table:covered-table-cell/>
          <table:table-cell table:style-name="Таблица1.C2" table:number-columns-spanned="3" office:value-type="string">
            <text:p text:style-name="P9"><text:span text:style-name="T1">{$days_acredit}</text:span> с даты <text:span text:style-name="T2">открытия </text:span>аккредитива </text:p>
          </table:table-cell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1">Исполнение аккредитива</text:p>
          </table:table-cell>
          <table:covered-table-cell/>
          <table:table-cell table:style-name="Таблица1.C2" table:number-columns-spanned="3" office:value-type="string">
            <text:p text:style-name="P6">по предъявлении документов </text:p>
          </table:table-cell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1">Назначение платежа</text:p>
          </table:table-cell>
          <table:covered-table-cell/>
          <table:table-cell table:style-name="Таблица1.C2" table:number-columns-spanned="3" office:value-type="string">
            <text:p text:style-name="P6"><text:span text:style-name="T1">Оплата по Договору </text:span><text:span text:style-name="T4">№{$sbr_num}#{$num_acredit} от {$sbr_date} г. </text:span><text:span text:style-name="T1">в счет оплаты по Соглашению</text:span><text:span text:style-name="T3"> </text:span><text:span text:style-name="T4">№{$sbr_num} от {$sbr_date} г.</text:span></text:p>
          </table:table-cell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1">Срок представления документов</text:p>
          </table:table-cell>
          <table:covered-table-cell/>
          <table:table-cell table:style-name="Таблица1.C2" table:number-columns-spanned="3" office:value-type="string">
            <text:p text:style-name="P6">Срок действия аккредитива </text:p>
          </table:table-cell>
          <table:covered-table-cell/>
          <table:covered-table-cell/>
        </table:table-row>
        <table:table-row>
          <table:table-cell table:style-name="Таблица1.C2" table:number-columns-spanned="5" office:value-type="string">
            <text:p text:style-name="P1">Возможно частичное исполнени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C2" table:number-columns-spanned="5" office:value-type="string">
            <text:p text:style-name="P2">6. Перечень документов, представляемых получателем средств, и требования к ним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C2" table:number-columns-spanned="5" office:value-type="string">
            <text:p text:style-name="P31">Акт приема-передачи Работы, подписанный аналогами собственноручных подписей Заказчика и Исполнителем, который должен содержать наименование Заказчика и Исполнителя, ссылку на номер и дату Соглашения, номер и дату Договора, дату подписания Заказчиком акта приема-передачи Работы, сумму, на которую должно производиться исполнение аккредитива в пользу Исполнителя, и сумму, на которую должно производиться исполнение аккредитива третьему лицу, наименование третьего лица; </text:p>
            <text:p text:style-name="P32">или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C2" table:number-columns-spanned="5" office:value-type="string">
            <text:p text:style-name="P16">Отчет о рассмотрении обращения, в котором указано, что Работа выполнена Исполнителем надлежащим образом и в срок в соответствии с Соглашением и Техническим заданием. Данный отчет должен быть подписан аналогом собственноручной подписи Исполнителя и должен содержать ссылку на номер и дату Соглашения, номер и дату настоящего Договора, наименование Заказчика и Исполнителя, сумму, на которую должно производиться исполнение аккредитива в пользу Исполнителя, и сумму, на которую должно производиться исполнение аккредитива третьему лицу, наименование третьего лица.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C2" table:number-columns-spanned="5" office:value-type="string">
            <text:p text:style-name="P2">7. Дополнительные условия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1">Изменяемые параметры</text:p>
          </table:table-cell>
          <table:covered-table-cell/>
          <table:table-cell table:style-name="Таблица1.C2" table:number-columns-spanned="3" office:value-type="string">
            <text:p text:style-name="P25">Срок действия аккредитива</text:p>
          </table:table-cell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1">Исполнение аккредитива третьему лицу</text:p>
          </table:table-cell>
          <table:covered-table-cell/>
          <table:table-cell table:style-name="Таблица1.C2" table:number-columns-spanned="3" office:value-type="string">
            <text:p text:style-name="P25">Допустимо исполнение в пользу третьего лица</text:p>
          </table:table-cell>
          <table:covered-table-cell/>
          <table:covered-table-cell/>
        </table:table-row>
        <table:table-row>
          <table:table-cell table:style-name="Таблица1.C2" table:number-columns-spanned="5" office:value-type="string">
            <text:p text:style-name="P2">8. Порядок оплаты комиссионного вознаграждения банк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1">Комиссия за исполнение <text:soft-page-break/>аккредитива</text:p>
          </table:table-cell>
          <table:covered-table-cell/>
          <table:table-cell table:style-name="Таблица1.C2" table:number-columns-spanned="3" office:value-type="string">
            <text:p text:style-name="P24">{$tax_percent_bank} <text:span text:style-name="T2">от суммы исполнения/частичного исполнения</text:span></text:p>
          </table:table-cell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1">Порядок оплаты</text:p>
          </table:table-cell>
          <table:covered-table-cell/>
          <table:table-cell table:style-name="Таблица1.C2" table:number-columns-spanned="3" office:value-type="string">
            <text:p text:style-name="P23">Удерживается Банком с Исполнителя из суммы аккредитива при исполнении/частичном исполнении аккредитива</text:p>
          </table:table-cell>
          <table:covered-table-cell/>
          <table:covered-table-cell/>
        </table:table-row>
        <table:table-row>
          <table:table-cell table:style-name="Таблица1.C2" table:number-columns-spanned="5" office:value-type="string">
            <text:p text:style-name="P13">9. Платежные инструкции для перевода денежных средств Заказчиком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12">Сумма перевода</text:p>
          </table:table-cell>
          <table:covered-table-cell/>
          <table:table-cell table:style-name="Таблица1.C2" table:number-columns-spanned="3" office:value-type="string">
            <text:p text:style-name="P29">{$sum_reserved}</text:p>
          </table:table-cell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12">Сумма перевода прописью</text:p>
          </table:table-cell>
          <table:covered-table-cell/>
          <table:table-cell table:style-name="Таблица1.C2" table:number-columns-spanned="3" office:value-type="string">
            <text:p text:style-name="P29">{$sum_reserved_str}</text:p>
          </table:table-cell>
          <table:covered-table-cell/>
          <table:covered-table-cell/>
        </table:table-row>
        <table:table-row>
          <table:table-cell table:style-name="Таблица1.C2" table:number-columns-spanned="5" office:value-type="string">
            <text:p text:style-name="P12">Реквизиты перевод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12">Получатель</text:p>
            <text:p text:style-name="P12">Счет</text:p>
            <text:p text:style-name="P12">Банк</text:p>
          </table:table-cell>
          <table:covered-table-cell/>
          <table:table-cell table:style-name="Таблица1.C2" table:number-columns-spanned="3" office:value-type="string">
            <text:p text:style-name="P21"><text:span text:style-name="T7">ОАО «ПСКБ», ИНН 7831000965, ОКАТО 40298564000 </text:span><text:span text:style-name="T6">КПП 783501001</text:span> </text:p>
            <text:p text:style-name="P28">47422810500000100700 </text:p>
            <text:p text:style-name="P28">ОАО «ПСКБ», корсчет 30101810000000000852 в ГРКЦ ГУ Банка России по Санкт-Петербургу, БИК 044030852 </text:p>
          </table:table-cell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15"/>
            <text:p text:style-name="P15">Образец заполнения </text:p>
            <text:p text:style-name="P14"><text:span text:style-name="T5">платежного поручения в графе «Назначение платежа»</text:span> </text:p>
          </table:table-cell>
          <table:covered-table-cell/>
          <table:table-cell table:style-name="Таблица1.C2" table:number-columns-spanned="3" office:value-type="string">
            <text:p text:style-name="P22"><text:span text:style-name="T8">Опл. по Дог. от </text:span><text:span text:style-name="T9">{$sbr_date}, </text:span><text:span text:style-name="T8">Согл. </text:span><text:span text:style-name="T9">{$sbr_num}#{$num_acredit} </text:span><text:span text:style-name="T8">от </text:span><text:span text:style-name="T9">{$sbr_date}, </text:span><text:span text:style-name="T8">Аккр. </text:span><text:span text:style-name="T9">{$sum_d} </text:span><text:span text:style-name="T8">(НДС 18%/без НДС), удерж.</text:span><text:span text:style-name="T9"> </text:span><text:span text:style-name="T8">вознагр. Банка </text:span><text:span text:style-name="T9">{$tax_bank_d} (</text:span><text:span text:style-name="T8">без НДС), вознагр. Общества </text:span><text:span text:style-name="T9">{$sum_vaan_d} (</text:span><text:span text:style-name="T8">втч </text:span><text:span text:style-name="T9">{$sum_vaan_nds_d} </text:span><text:span text:style-name="T8">НДС 18%)</text:span></text:p>
          </table:table-cell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12">Срок действия заявления</text:p>
          </table:table-cell>
          <table:covered-table-cell/>
          <table:table-cell table:style-name="Таблица1.C2" table:number-columns-spanned="3" office:value-type="string">
            <text:p text:style-name="P20">Заявление действительно в течение 5 дней</text:p>
          </table:table-cell>
          <table:covered-table-cell/>
          <table:covered-table-cell/>
        </table:table-row>
      </table:table>
      <text:p text:style-name="Standard"/>
      <text:p text:style-name="P26"/>
      <text:p text:style-name="P2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D"/>
        <table:table-column table:style-name="Таблица2.E"/>
        <table:table-row>
          <table:table-cell table:style-name="Таблица2.A1" table:number-columns-spanned="5" office:value-type="string">
            <text:p text:style-name="P27">Плательщик: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</table:table-row>
        <table:table-row>
          <table:table-cell table:style-name="Таблица2.A1" office:value-type="string">
            <text:p text:style-name="P11">(должность)</text:p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0">(подпись)</text:p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0">(ФИО)</text:p>
          </table:table-cell>
        </table:table-row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Standard"/>
          </table:table-cell>
        </table:table-row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D5" table:number-columns-spanned="2" office:value-type="string">
            <text:p text:style-name="P5">Отметка Банка</text:p>
            <text:p text:style-name="P5"/>
            <text:p text:style-name="P5">Заявление принято ОАО «ПСКБ»</text:p>
            <text:p text:style-name="P4">{$date_acredit} <text:span text:style-name="T2">г.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5T11:03:24.67</meta:creation-date>
    <dc:date>2013-07-03T16:52:13.95</dc:date>
    <meta:editing-duration>PT6H46M7S</meta:editing-duration>
    <meta:editing-cycles>32</meta:editing-cycles>
    <meta:generator>OpenOffice.org/3.4.1$Win32 OpenOffice.org_project/341m1$Build-9593</meta:generator>
    <meta:document-statistic meta:table-count="2" meta:image-count="0" meta:object-count="0" meta:page-count="2" meta:paragraph-count="90" meta:word-count="406" meta:character-count="3427"/>
  </office:meta>
</office:document-meta>
</file>